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4.209cm" svg:height="0.532cm" svg:x="4.378cm" svg:y="0.313cm">
          <text:p text:style-name="P1"><text:span text:style-name="T1">assignment statement</text:span></text:p>
        </draw:ellipse>
        <draw:ellipse draw:style-name="gr1" draw:text-style-name="P1" draw:id="id2" draw:layer="layout" svg:width="1.778cm" svg:height="0.532cm" svg:x="2.758cm" svg:y="4.578cm">
          <text:p text:style-name="P1"><text:span text:style-name="T1">identifier</text:span></text:p>
        </draw:ellipse>
        <draw:ellipse draw:style-name="gr1" draw:text-style-name="P1" draw:id="id5" draw:layer="layout" svg:width="2.081cm" svg:height="0.532cm" svg:x="5.936cm" svg:y="3.38cm">
          <text:p text:style-name="P1"><text:span text:style-name="T1">expression</text:span></text:p>
        </draw:ellipse>
        <draw:ellipse draw:style-name="gr1" draw:text-style-name="P1" draw:id="id10" draw:layer="layout" svg:width="2.081cm" svg:height="0.532cm" svg:x="9.968cm" svg:y="2.37cm">
          <text:p text:style-name="P1"><text:span text:style-name="T1">expression</text:span></text:p>
        </draw:ellipse>
        <draw:ellipse draw:style-name="gr1" draw:text-style-name="P1" draw:id="id7" draw:layer="layout" svg:width="2.081cm" svg:height="0.532cm" svg:x="8.65cm" svg:y="3.38cm">
          <text:p text:style-name="P1"><text:span text:style-name="T1">expression</text:span></text:p>
        </draw:ellipse>
        <draw:ellipse draw:style-name="gr1" draw:text-style-name="P1" draw:id="id12" draw:layer="layout" svg:width="2.081cm" svg:height="0.532cm" svg:x="11.552cm" svg:y="3.38cm">
          <text:p text:style-name="P1"><text:span text:style-name="T1">expression</text:span></text:p>
        </draw:ellipse>
        <draw:ellipse draw:style-name="gr1" draw:text-style-name="P1" draw:id="id4" draw:layer="layout" svg:width="2.081cm" svg:height="0.532cm" svg:x="7.368cm" svg:y="1.222cm">
          <text:p text:style-name="P1"><text:span text:style-name="T1">expression</text:span></text:p>
        </draw:ellipse>
        <draw:rect draw:style-name="gr2" draw:text-style-name="P1" draw:id="id16" draw:layer="layout" svg:width="1.44cm" svg:height="0.472cm" svg:x="2.927cm" svg:y="5.6cm">
          <text:p text:style-name="P1"><text:span text:style-name="T1">position</text:span></text:p>
        </draw:rect>
        <draw:rect draw:style-name="gr2" draw:text-style-name="P1" draw:id="id3" draw:layer="layout" svg:width="0.641cm" svg:height="0.472cm" svg:x="4.971cm" svg:y="5.6cm">
          <text:p text:style-name="P1"><text:span text:style-name="T1">:=</text:span></text:p>
        </draw:rect>
        <draw:ellipse draw:style-name="gr1" draw:text-style-name="P1" draw:id="id6" draw:layer="layout" svg:width="1.778cm" svg:height="0.532cm" svg:x="6.087cm" svg:y="4.578cm">
          <text:p text:style-name="P1"><text:span text:style-name="T1">identifier</text:span></text:p>
        </draw:ellipse>
        <draw:rect draw:style-name="gr2" draw:text-style-name="P1" draw:layer="layout" svg:width="1.44cm" svg:height="0.472cm" svg:x="6.256cm" svg:y="5.6cm">
          <text:p text:style-name="P1"><text:span text:style-name="T1">initial</text:span></text:p>
        </draw:rect>
        <draw:rect draw:style-name="gr2" draw:text-style-name="P1" draw:id="id13" draw:layer="layout" svg:width="0.641cm" svg:height="0.472cm" svg:x="7.935cm" svg:y="5.6cm">
          <text:p text:style-name="P1"><text:span text:style-name="T1">+</text:span></text:p>
        </draw:rect>
        <draw:rect draw:style-name="gr2" draw:text-style-name="P1" draw:id="id11" draw:layer="layout" svg:width="0.641cm" svg:height="0.472cm" svg:x="10.688cm" svg:y="5.6cm">
          <text:p text:style-name="P1"><text:span text:style-name="T1">*</text:span></text:p>
        </draw:rect>
        <draw:ellipse draw:style-name="gr1" draw:text-style-name="P1" draw:id="id8" draw:layer="layout" svg:width="1.778cm" svg:height="0.532cm" svg:x="8.801cm" svg:y="4.578cm">
          <text:p text:style-name="P1"><text:span text:style-name="T1">identifier</text:span></text:p>
        </draw:ellipse>
        <draw:ellipse draw:style-name="gr1" draw:text-style-name="P1" draw:id="id14" draw:layer="layout" svg:width="1.778cm" svg:height="0.532cm" svg:x="11.703cm" svg:y="4.578cm">
          <text:p text:style-name="P1"><text:span text:style-name="T1">number</text:span></text:p>
        </draw:ellipse>
        <draw:rect draw:style-name="gr2" draw:text-style-name="P1" draw:id="id9" draw:layer="layout" svg:width="1.44cm" svg:height="0.472cm" svg:x="8.97cm" svg:y="5.6cm">
          <text:p text:style-name="P1"><text:span text:style-name="T1">rate</text:span></text:p>
        </draw:rect>
        <draw:rect draw:style-name="gr2" draw:text-style-name="P1" draw:id="id15" draw:layer="layout" svg:width="0.641cm" svg:height="0.472cm" svg:x="12.272cm" svg:y="5.6cm">
          <text:p text:style-name="P1"><text:span text:style-name="T1">60</text:span></text:p>
        </draw:rect>
        <draw:connector draw:style-name="gr3" draw:text-style-name="P2" draw:layer="layout" draw:type="curve" svg:x1="6.482cm" svg:y1="0.845cm" svg:x2="3.647cm" svg:y2="4.578cm" draw:start-shape="id1" draw:start-glue-point="2" draw:end-shape="id2" draw:end-glue-point="0">
          <text:p/>
        </draw:connector>
        <draw:connector draw:style-name="gr3" draw:text-style-name="P2" draw:layer="layout" draw:type="curve" svg:x1="5.291cm" svg:y1="5.6cm" svg:x2="6.482cm" svg:y2="0.845cm" draw:start-shape="id3" draw:start-glue-point="0" draw:end-shape="id1" draw:end-glue-point="2">
          <text:p/>
        </draw:connector>
        <draw:connector draw:style-name="gr3" draw:text-style-name="P2" draw:layer="layout" draw:type="curve" svg:x1="6.482cm" svg:y1="0.845cm" svg:x2="8.408cm" svg:y2="1.222cm" draw:start-shape="id1" draw:start-glue-point="2" draw:end-shape="id4" draw:end-glue-point="0">
          <text:p/>
        </draw:connector>
        <draw:connector draw:style-name="gr3" draw:text-style-name="P2" draw:layer="layout" draw:type="curve" svg:x1="8.408cm" svg:y1="1.754cm" svg:x2="6.976cm" svg:y2="3.38cm" draw:start-shape="id4" draw:start-glue-point="2" draw:end-shape="id5" draw:end-glue-point="0">
          <text:p/>
        </draw:connector>
        <draw:connector draw:style-name="gr3" draw:text-style-name="P2" draw:layer="layout" draw:type="curve" svg:x1="6.976cm" svg:y1="3.912cm" svg:x2="6.976cm" svg:y2="4.578cm" draw:start-shape="id5" draw:start-glue-point="2" draw:end-shape="id6" draw:end-glue-point="0">
          <text:p/>
        </draw:connector>
        <draw:connector draw:style-name="gr3" draw:text-style-name="P2" draw:layer="layout" draw:type="curve" svg:x1="6.976cm" svg:y1="5.11cm" svg:x2="6.967cm" svg:y2="5.43cm" draw:start-shape="id6" draw:start-glue-point="2">
          <text:p/>
        </draw:connector>
        <draw:connector draw:style-name="gr3" draw:text-style-name="P2" draw:layer="layout" draw:type="curve" svg:x1="9.69cm" svg:y1="3.912cm" svg:x2="9.69cm" svg:y2="4.578cm" draw:start-shape="id7" draw:start-glue-point="2" draw:end-shape="id8" draw:end-glue-point="0">
          <text:p/>
        </draw:connector>
        <draw:connector draw:style-name="gr3" draw:text-style-name="P2" draw:layer="layout" draw:type="curve" svg:x1="9.69cm" svg:y1="5.11cm" svg:x2="9.69cm" svg:y2="5.6cm" draw:start-shape="id8" draw:start-glue-point="2" draw:end-shape="id9" draw:end-glue-point="0">
          <text:p/>
        </draw:connector>
        <draw:connector draw:style-name="gr3" draw:text-style-name="P2" draw:layer="layout" draw:type="curve" svg:x1="11.008cm" svg:y1="2.902cm" svg:x2="11.008cm" svg:y2="5.6cm" draw:start-shape="id10" draw:start-glue-point="2" draw:end-shape="id11" draw:end-glue-point="0">
          <text:p/>
        </draw:connector>
        <draw:connector draw:style-name="gr3" draw:text-style-name="P2" draw:layer="layout" draw:type="curve" svg:x1="11.008cm" svg:y1="2.902cm" svg:x2="9.69cm" svg:y2="3.38cm" draw:start-shape="id10" draw:start-glue-point="2" draw:end-shape="id7" draw:end-glue-point="0">
          <text:p/>
        </draw:connector>
        <draw:connector draw:style-name="gr3" draw:text-style-name="P2" draw:layer="layout" draw:type="curve" draw:line-skew="-1.4cm -2.183cm 0.293cm" svg:x1="11.008cm" svg:y1="2.902cm" svg:x2="12.592cm" svg:y2="3.38cm" draw:start-shape="id10" draw:start-glue-point="2" draw:end-shape="id12" draw:end-glue-point="0">
          <text:p/>
        </draw:connector>
        <draw:connector draw:style-name="gr3" draw:text-style-name="P2" draw:layer="layout" draw:type="curve" svg:x1="8.255cm" svg:y1="5.6cm" svg:x2="8.408cm" svg:y2="1.754cm" draw:start-shape="id13" draw:start-glue-point="0" draw:end-shape="id4" draw:end-glue-point="2">
          <text:p/>
        </draw:connector>
        <draw:connector draw:style-name="gr3" draw:text-style-name="P2" draw:layer="layout" draw:type="curve" draw:line-skew="-1.487cm -2.607cm 0.226cm" svg:x1="8.408cm" svg:y1="1.754cm" svg:x2="11.008cm" svg:y2="2.37cm" draw:start-shape="id4" draw:start-glue-point="2" draw:end-shape="id10" draw:end-glue-point="0">
          <text:p/>
        </draw:connector>
        <draw:connector draw:style-name="gr3" draw:text-style-name="P2" draw:layer="layout" draw:type="curve" svg:x1="12.592cm" svg:y1="3.912cm" svg:x2="12.592cm" svg:y2="4.578cm" draw:start-shape="id12" draw:start-glue-point="2" draw:end-shape="id14" draw:end-glue-point="0">
          <text:p/>
        </draw:connector>
        <draw:connector draw:style-name="gr3" draw:text-style-name="P2" draw:layer="layout" draw:type="curve" svg:x1="12.592cm" svg:y1="5.11cm" svg:x2="12.592cm" svg:y2="5.6cm" draw:start-shape="id14" draw:start-glue-point="2" draw:end-shape="id15" draw:end-glue-point="0">
          <text:p/>
        </draw:connector>
        <draw:connector draw:style-name="gr3" draw:text-style-name="P2" draw:layer="layout" draw:type="curve" svg:x1="3.647cm" svg:y1="5.11cm" svg:x2="3.647cm" svg:y2="5.6cm" draw:start-shape="id2" draw:start-glue-point="2" draw:end-shape="id16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01:00:17</dc:date>
    <dc:language>en-US</dc:language>
    <meta:editing-cycles>9</meta:editing-cycles>
    <meta:editing-duration>PT2H25M3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